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style:text-position="0% 100%" style:font-name="Arial" fo:font-size="12pt" fo:font-weight="normal" officeooo:paragraph-rsid="0001adee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position="0% 100%" style:font-name="Arial" fo:font-size="12pt" style:font-size-asian="12pt" style:font-size-complex="12pt"/>
    </style:style>
    <style:style style:name="P5" style:family="paragraph" style:parent-style-name="Standard">
      <style:text-properties style:text-position="0% 100%" style:font-name="Arial" fo:font-size="12pt" officeooo:rsid="0001adee" officeooo:paragraph-rsid="0001adee" style:font-size-asian="12pt" style:font-size-complex="12pt"/>
    </style:style>
    <style:style style:name="P6" style:family="paragraph" style:parent-style-name="Standard">
      <style:text-properties style:text-position="0% 100%" style:font-name="Arial" fo:font-size="12pt" officeooo:rsid="00035c61" officeooo:paragraph-rsid="00035c61" style:font-size-asian="12pt" style:font-size-complex="12pt"/>
    </style:style>
    <style:style style:name="P7" style:family="paragraph" style:parent-style-name="Standard">
      <style:text-properties style:text-position="0% 100%" style:font-name="Arial" fo:font-size="12pt" fo:font-weight="bold" officeooo:paragraph-rsid="0001adee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position="0% 100%" style:font-name="Arial" fo:font-size="12pt" fo:font-weight="bold" officeooo:rsid="0001adee" officeooo:paragraph-rsid="0001adee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solid" draw:fill-color="#ffffff"/>
      <style:paragraph-properties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position="0% 100%" style:font-name="Arial" fo:font-size="12pt" fo:font-weight="bold" officeooo:rsid="0001adee" officeooo:paragraph-rsid="0001adee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solid" draw:fill-color="#ffffff"/>
      <style:paragraph-properties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position="0% 100%" style:font-name="Arial" fo:font-size="12pt" fo:font-weight="bold" officeooo:rsid="0001adee" officeooo:paragraph-rsid="000286ff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solid" draw:fill-color="#ffffff"/>
      <style:paragraph-properties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286ff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position="0% 100%" style:font-name="Arial" fo:font-size="12pt" fo:font-weight="bold" officeooo:rsid="0001adee" officeooo:paragraph-rsid="0001adee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position="0% 100%" style:font-name="Arial" fo:font-size="12pt" fo:font-weight="bold" officeooo:rsid="0001adee" officeooo:paragraph-rsid="000286ff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1adee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286ff"/>
    </style:style>
    <style:style style:name="P1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35c61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5d6c4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60384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6cdd0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34a9f"/>
    </style:style>
    <style:style style:name="P2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434ea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05d6c4" officeooo:paragraph-rsid="0005d6c4"/>
    </style:style>
    <style:style style:name="P2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officeooo:paragraph-rsid="0005d6c4" style:font-name-asian="Times New Roman" style:language-asian="es" style:country-asian="ES" style:font-name-complex="Calibri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officeooo:paragraph-rsid="0006cdd0" style:font-name-asian="Times New Roman" style:language-asian="es" style:country-asian="ES" style:font-name-complex="Calibri"/>
    </style:style>
    <style:style style:name="P2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style:text-position="0% 100%" style:font-name="Arial" fo:font-size="12pt" fo:font-weight="bold" officeooo:rsid="0001adee" officeooo:paragraph-rsid="0006cdd0" style:font-name-asian="Times New Roman" style:font-size-asian="12pt" style:language-asian="es" style:country-asian="ES" style:font-weight-asian="bold" style:font-name-complex="Calibri" style:font-size-complex="12pt" style:font-weight-complex="bold"/>
    </style:style>
    <style:style style:name="P2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style:text-position="0% 100%" style:font-name="Arial" fo:font-size="12pt" fo:font-weight="bold" officeooo:rsid="00134a9f" officeooo:paragraph-rsid="00134a9f" style:font-name-asian="Times New Roman" style:font-size-asian="12pt" style:language-asian="es" style:country-asian="ES" style:font-weight-asian="bold" style:font-name-complex="Calibri" style:font-size-complex="12pt" style:font-weight-complex="bold"/>
    </style:style>
    <style:style style:name="P2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060384" officeooo:paragraph-rsid="00060384"/>
    </style:style>
    <style:style style:name="P28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1adee"/>
    </style:style>
    <style:style style:name="P29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286ff"/>
    </style:style>
    <style:style style:name="P30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35c61"/>
    </style:style>
    <style:style style:name="P31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position="0% 100%" style:font-name="Arial" fo:font-size="12pt" fo:font-weight="bold" officeooo:rsid="0001adee" officeooo:paragraph-rsid="0005d6c4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style:text-position="0% 100%" style:font-name="Arial" fo:font-size="12pt" fo:font-weight="bold" officeooo:rsid="0001adee" officeooo:paragraph-rsid="0005d6c4" style:font-name-asian="Times New Roman" style:font-size-asian="12pt" style:language-asian="es" style:country-asian="ES" style:font-weight-asian="bold" style:font-name-complex="Calibri" style:font-size-complex="12pt" style:font-weight-complex="bold"/>
    </style:style>
    <style:style style:name="P33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style:text-position="0% 100%" style:font-name="Arial" fo:font-size="12pt" fo:font-weight="bold" officeooo:rsid="0001adee" officeooo:paragraph-rsid="0006cdd0" style:font-name-asian="Times New Roman" style:font-size-asian="12pt" style:language-asian="es" style:country-asian="ES" style:font-weight-asian="bold" style:font-name-complex="Calibri" style:font-size-complex="12pt" style:font-weight-complex="bold"/>
    </style:style>
    <style:style style:name="P34" style:family="paragraph" style:parent-style-name="Standard">
      <loext:graphic-properties draw:fill="solid" draw:fill-color="#ffffff"/>
      <style:paragraph-properties fo:margin-top="0.494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5d6c4"/>
    </style:style>
    <style:style style:name="P35" style:family="paragraph" style:parent-style-name="Standard">
      <loext:graphic-properties draw:fill="solid" draw:fill-color="#ffffff"/>
      <style:paragraph-properties fo:margin-top="0.494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6cdd0"/>
    </style:style>
    <style:style style:name="P36" style:family="paragraph" style:parent-style-name="Standard">
      <loext:graphic-properties draw:fill="solid" draw:fill-color="#ffffff"/>
      <style:paragraph-properties fo:margin-top="0.423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6cdd0"/>
    </style:style>
    <style:style style:name="P37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6cdd0"/>
    </style:style>
    <style:style style:name="P3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34a9f"/>
    </style:style>
    <style:style style:name="T1" style:family="text">
      <style:text-properties fo:color="#212529" style:font-name-asian="Times New Roman" style:language-asian="es" style:country-asian="ES" style:font-name-complex="Calibri"/>
    </style:style>
    <style:style style:name="T2" style:family="text">
      <style:text-properties fo:color="#212529" officeooo:rsid="0005d6c4" style:font-name-asian="Times New Roman" style:language-asian="es" style:country-asian="ES" style:font-name-complex="Calibri"/>
    </style:style>
    <style:style style:name="T3" style:family="text">
      <style:text-properties fo:color="#212529" officeooo:rsid="0006cdd0" style:font-name-asian="Times New Roman" style:language-asian="es" style:country-asian="ES" style:font-name-complex="Calibri"/>
    </style:style>
    <style:style style:name="T4" style:family="text">
      <style:text-properties fo:color="#212529" officeooo:rsid="00035c61" style:font-name-asian="Times New Roman" style:language-asian="es" style:country-asian="ES" style:font-name-complex="Calibri"/>
    </style:style>
    <style:style style:name="T5" style:family="text">
      <style:text-properties fo:color="#212529" style:text-position="0% 100%" fo:font-size="12pt" fo:font-weight="bold" officeooo:rsid="00134a9f" style:font-size-asian="12pt" style:language-asian="es" style:country-asian="ES" style:font-weight-asian="bold" style:font-size-complex="12pt" style:font-weight-complex="bold"/>
    </style:style>
    <style:style style:name="T6" style:family="text">
      <style:text-properties fo:color="#212529" style:text-position="0% 100%" fo:font-size="12pt" fo:font-weight="bold" officeooo:rsid="0015c6ee" style:font-size-asian="12pt" style:language-asian="es" style:country-asian="ES" style:font-weight-asian="bold" style:font-size-complex="12pt" style:font-weight-complex="bold"/>
    </style:style>
    <style:style style:name="T7" style:family="text">
      <style:text-properties fo:color="#212529" style:text-position="0% 100%" fo:font-size="12pt" officeooo:rsid="00134a9f" style:font-size-asian="12pt" style:language-asian="es" style:country-asian="ES" style:font-size-complex="12pt"/>
    </style:style>
    <style:style style:name="T8" style:family="text">
      <style:text-properties fo:color="#212529" style:text-position="0% 100%" fo:font-size="12pt" style:text-underline-style="solid" style:text-underline-width="auto" style:text-underline-color="font-color" officeooo:rsid="00134a9f" style:font-size-asian="12pt" style:language-asian="es" style:country-asian="ES" style:font-size-complex="12pt"/>
    </style:style>
    <style:style style:name="T9" style:family="text">
      <style:text-properties fo:color="#212529" style:text-position="0% 100%" style:font-name="Liberation Mono" fo:font-size="12pt" fo:font-weight="bold" officeooo:rsid="00134a9f" style:font-name-asian="Noto Sans Mono CJK SC" style:font-size-asian="12pt" style:language-asian="es" style:country-asian="ES" style:font-weight-asian="bold" style:font-name-complex="Liberation Mono" style:font-size-complex="12pt" style:font-weight-complex="bold"/>
    </style:style>
    <style:style style:name="T10" style:family="text">
      <style:text-properties fo:color="#212529" style:text-position="0% 100%" style:font-name="Liberation Mono" fo:font-size="12pt" fo:font-weight="bold" officeooo:rsid="0015c6ee" style:font-name-asian="Noto Sans Mono CJK SC" style:font-size-asian="12pt" style:language-asian="es" style:country-asian="ES" style:font-weight-asian="bold" style:font-name-complex="Liberation Mono" style:font-size-complex="12pt" style:font-weight-complex="bold"/>
    </style:style>
    <style:style style:name="T11" style:family="text">
      <style:text-properties officeooo:rsid="00035c61"/>
    </style:style>
    <style:style style:name="T12" style:family="text">
      <style:text-properties officeooo:rsid="00053f72"/>
    </style:style>
    <style:style style:name="T13" style:family="text">
      <style:text-properties officeooo:rsid="0005d6c4"/>
    </style:style>
    <style:style style:name="T14" style:family="text">
      <style:text-properties officeooo:rsid="00060384"/>
    </style:style>
    <style:style style:name="T15" style:family="text">
      <style:text-properties officeooo:rsid="0006cdd0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Mono" fo:font-size="12pt" fo:font-weight="normal" officeooo:rsid="0008428d" style:font-name-asian="Noto Sans Mono CJK SC" style:font-size-asian="12pt" style:font-weight-asian="normal" style:font-name-complex="Liberation Mono" style:font-size-complex="12pt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5c6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/>
      <text:p text:style-name="P7"/>
      <text:p text:style-name="P7"/>
      <text:p text:style-name="P8">1- Instal·lar postgresql</text:p>
      <text:p text:style-name="P8"/>
      <text:p text:style-name="P1">sudo apt-get update</text:p>
      <text:p text:style-name="P1"/>
      <text:p text:style-name="P3">sudo apt-get install postgresql postgresql-contrib</text:p>
      <text:p text:style-name="P3"/>
      <text:p text:style-name="P3"><text:span text:style-name="Source_20_Text">apt-get install python3-pip</text:span></text:p>
      <text:p text:style-name="P3"><text:span text:style-name="Source_20_Text">sudo pip3 install psycopg2</text:span></text:p>
      <text:p text:style-name="P2"><text:span text:style-name="Source_20_Text"><text:span text:style-name="T16">sudo pip3 install </text:span></text:span><text:span text:style-name="Source_20_Text"><text:span text:style-name="T17">yoyo-migrations</text:span></text:span></text:p>
      <text:p text:style-name="P3">https://github.com/medwig/yoyo-migration-tutorial</text:p>
      <text:p text:style-name="P7"/>
      <text:p text:style-name="P8">Crear un nou usuari</text:p>
      <text:p text:style-name="P7"/>
      <text:p text:style-name="P4">sudo -i -u jnadal</text:p>
      <text:p text:style-name="P4">sudo adduser jnadal</text:p>
      <text:p text:style-name="P4"/>
      <text:p text:style-name="P5">contrasenya= futbolin</text:p>
      <text:p text:style-name="P5"/>
      <text:p text:style-name="P6">psql jnadal</text:p>
      <text:p text:style-name="P6"/>
      <text:p text:style-name="P6"/>
      <text:p text:style-name="P6">//</text:p>
      <text:p text:style-name="P6"/>
      <text:p text:style-name="P6"><text:span text:style-name="Source_20_Text"><text:span text:style-name="T18">sudo -u postgres psql -c "ALTER USER postgres PASSWORD 'postgres';"</text:span></text:span></text:p>
      <text:p text:style-name="P6"><text:span text:style-name="Source_20_Text"><text:span text:style-name="T18"/></text:span></text:p>
      <text:p text:style-name="P6"><text:span text:style-name="Source_20_Text"><text:span text:style-name="T18">sudo -u postgres psql -c "CREATE DATABASE testdb;"</text:span></text:span></text:p>
      <text:p text:style-name="P6"><text:span text:style-name="Source_20_Text"><text:span text:style-name="T18"/></text:span></text:p>
      <text:p text:style-name="P6"><text:span text:style-name="Source_20_Text"><text:span text:style-name="T18">sudo service postgresql start</text:span></text:span></text:p>
      <text:p text:style-name="P5"/>
      <text:p text:style-name="P5"/>
      <text:p text:style-name="P8">2- Crear taules en postgresql</text:p>
      <text:p text:style-name="P8"/>
      <text:p text:style-name="P28">CREATE TABLE <text:span text:style-name="T11">VPFMODEL</text:span> (</text:p>
      <text:p text:style-name="P18"><text:tab/><text:tab/><text:span text:style-name="T11">idModel</text:span> <text:s text:c="2"/><text:tab/><text:span text:style-name="T14">SERIAL<text:tab/></text:span><text:span text:style-name="T11"> <text:tab/>PRIMARY KEY</text:span>,</text:p>
      <text:p text:style-name="P16"><text:tab/><text:tab/><text:span text:style-name="T11">codeModel<text:tab/>VARCHAR(</text:span><text:span text:style-name="T12">10</text:span><text:span text:style-name="T11">0)<text:tab/>NOT NULL</text:span></text:p>
      <text:p text:style-name="P14">);</text:p>
      <text:p text:style-name="P9"/>
      <text:p text:style-name="P12"/>
      <text:p text:style-name="P12"/>
      <text:p text:style-name="P29"><text:soft-page-break/>CREATE TABLE <text:span text:style-name="T11">PROTEIN</text:span> (</text:p>
      <text:p text:style-name="P18"><text:tab/><text:tab/><text:span text:style-name="T13">idProtein<text:tab/><text:tab/></text:span><text:span text:style-name="T14">SERIAL<text:tab/></text:span><text:span text:style-name="T13"><text:tab/>PRIMARY KEY,</text:span></text:p>
      <text:p text:style-name="P15"><text:tab/><text:tab/><text:span text:style-name="T13">code<text:tab/><text:tab/>VARCHAR(15)<text:tab/>NOT NULL,</text:span></text:p>
      <text:p text:style-name="P15"><text:tab/><text:tab/><text:span text:style-name="T13">name<text:tab/><text:tab/>VARCHAR(50)<text:tab/>NOT NULL,</text:span></text:p>
      <text:p text:style-name="P15"><text:tab/><text:tab/><text:span text:style-name="T13">gene<text:tab/><text:tab/>VARCHAR(15)<text:tab/>NOT NULL,</text:span></text:p>
      <text:p text:style-name="P15"><text:tab/><text:tab/><text:span text:style-name="T13">location<text:tab/><text:tab/>VARCHAR(100)<text:tab/>NOT NULL,</text:span></text:p>
      <text:p text:style-name="P15"><text:tab/><text:tab/><text:span text:style-name="T13">idSpecie<text:tab/><text:tab/>INTEGER<text:tab/>NOT NULL</text:span></text:p>
      <text:p text:style-name="P22">);</text:p>
      <text:p text:style-name="P15"/>
      <text:p text:style-name="P15"/>
      <text:p text:style-name="P34"><text:span text:style-name="T1">ALTER TABLE </text:span><text:span text:style-name="T2">PROTEIN</text:span><text:span text:style-name="T1"> ADD (</text:span></text:p>
      <text:p text:style-name="P23"/>
      <text:p text:style-name="P17"><text:span text:style-name="T1"><text:tab/><text:tab/>CONSTRAINT <text:s text:c="6"/>FK_</text:span><text:span text:style-name="T2">PROTEIN</text:span><text:span text:style-name="T1">_</text:span><text:span text:style-name="T2">SPECIE</text:span><text:span text:style-name="T1"> FOREIGN KEY ( </text:span><text:span text:style-name="T2">idSpecie</text:span><text:span text:style-name="T1"> )</text:span></text:p>
      <text:p text:style-name="P17"><text:span text:style-name="T1"><text:s text:c="31"/><text:tab/><text:tab/> REFERENCES </text:span><text:span text:style-name="T2">SPECIE</text:span><text:span text:style-name="T1"> ( </text:span><text:span text:style-name="T2">idSpecie</text:span><text:span text:style-name="T1"> )</text:span></text:p>
      <text:p text:style-name="P32"><text:tab/>);</text:p>
      <text:p text:style-name="P32"/>
      <text:p text:style-name="P31"/>
      <text:p text:style-name="P29">CREATE TABLE <text:span text:style-name="T11">SPECIE</text:span> (</text:p>
      <text:p text:style-name="P18"><text:tab/><text:tab/><text:span text:style-name="T13">idSpecie<text:tab/><text:tab/></text:span><text:span text:style-name="T14">SERIAL<text:tab/></text:span><text:span text:style-name="T13"><text:tab/></text:span><text:span text:style-name="T14">PRIMARY KEY,</text:span></text:p>
      <text:p text:style-name="P18"><text:tab/><text:tab/><text:span text:style-name="T14">name<text:tab/><text:tab/></text:span><text:span text:style-name="T13">VARCHAR(50)<text:tab/>NOT NULL,</text:span></text:p>
      <text:p text:style-name="P18"><text:tab/><text:tab/><text:span text:style-name="T14">taxonomy<text:tab/>VARCHAR(20)<text:tab/>NOT NULL,</text:span></text:p>
      <text:p text:style-name="P27"><text:tab/><text:tab/>isVirus<text:tab/><text:tab/>VARCHAR(3)<text:tab/></text:p>
      <text:p text:style-name="P18"><text:tab/><text:tab/><text:tab/><text:tab/><text:tab/><text:span text:style-name="T14">CHECK (isVirus in (‘Yes’, ‘No’))</text:span></text:p>
      <text:p text:style-name="P15">);</text:p>
      <text:p text:style-name="P11"/>
      <text:p text:style-name="P15"><text:tab/></text:p>
      <text:p text:style-name="P15"/>
      <text:p text:style-name="P29">CREATE TABLE <text:span text:style-name="T11">FUNCTION</text:span> (</text:p>
      <text:p text:style-name="P19"><text:span text:style-name="T13"><text:tab/><text:tab/>id</text:span><text:span text:style-name="T15">Function</text:span><text:span text:style-name="T13"><text:tab/></text:span><text:span text:style-name="T14">SERIAL<text:tab/></text:span><text:span text:style-name="T13"><text:tab/>PRIMARY KEY,</text:span></text:p>
      <text:p text:style-name="P19"><text:tab/><text:tab/><text:span text:style-name="T13">code</text:span><text:span text:style-name="T15">GO</text:span><text:span text:style-name="T13"><text:tab/><text:tab/>VARCHAR(15)<text:tab/>NOT NULL,</text:span></text:p>
      <text:p text:style-name="P19"><text:tab/><text:tab/><text:span text:style-name="T15">description</text:span><text:span text:style-name="T13"><text:tab/>VARCHAR(</text:span><text:span text:style-name="T15">200</text:span><text:span text:style-name="T13">)<text:tab/>NOT NULL,</text:span></text:p>
      <text:p text:style-name="P19"><text:tab/><text:tab/><text:span text:style-name="T15">aspect</text:span><text:span text:style-name="T13"><text:tab/><text:tab/>VARCHAR(</text:span><text:span text:style-name="T15">30</text:span><text:span text:style-name="T13">)<text:tab/>NOT NULL</text:span></text:p>
      <text:p text:style-name="P15"><text:tab/>);</text:p>
      <text:p text:style-name="P10"/>
      <text:p text:style-name="P13"/>
      <text:p text:style-name="P29">CREATE TABLE <text:span text:style-name="T11">R_PROTEIN_FUNCTION</text:span> (</text:p>
      <text:p text:style-name="P19"><text:span text:style-name="T13"><text:tab/><text:tab/>idProtein<text:tab/><text:tab/></text:span><text:span text:style-name="T14">SERIAL<text:tab/></text:span><text:span text:style-name="T13"><text:tab/>PRIMARY KEY,</text:span></text:p>
      <text:p text:style-name="P19"><text:tab/><text:tab/><text:span text:style-name="T13">id</text:span><text:span text:style-name="T15">Function</text:span><text:span text:style-name="T13"><text:tab/></text:span><text:span text:style-name="T14">SERIAL<text:tab/></text:span><text:span text:style-name="T13"><text:tab/>PRIMARY KEY</text:span></text:p>
      <text:p text:style-name="P15"><text:soft-page-break/><text:tab/>);</text:p>
      <text:p text:style-name="P15"/>
      <text:p text:style-name="P35"><text:span text:style-name="T1">ALTER TABLE </text:span><text:span text:style-name="T3">R_PROTEIN_FUNCTION</text:span><text:span text:style-name="T1"> ADD (</text:span></text:p>
      <text:p text:style-name="P24"/>
      <text:p text:style-name="P19"><text:span text:style-name="T1"><text:tab/><text:tab/>CONSTRAINT <text:s text:c="6"/>FK_</text:span><text:span text:style-name="T3">R_PROTEIN_FUNCTION_PROTEIN</text:span></text:p>
      <text:p text:style-name="P19"><text:span text:style-name="T3"><text:tab/><text:tab/><text:tab/><text:tab/></text:span><text:span text:style-name="T1"> <text:tab/>FOREIGN KEY ( </text:span><text:span text:style-name="T2">idProtein</text:span><text:span text:style-name="T1"> )</text:span></text:p>
      <text:p text:style-name="P19"><text:span text:style-name="T1"><text:s text:c="31"/><text:tab/><text:tab/> <text:tab/> <text:s text:c="11"/>REFERENCES </text:span><text:span text:style-name="T3">PROTEIN</text:span><text:span text:style-name="T1"> ( </text:span><text:span text:style-name="T2">idProtein</text:span><text:span text:style-name="T1"> ),</text:span></text:p>
      <text:p text:style-name="P36"><text:span text:style-name="T1"><text:tab/><text:tab/>CONSTRAINT <text:s text:c="6"/></text:span><text:span text:style-name="T3">FK_R_PROTEIN_FUNCTION_FUNCTION</text:span></text:p>
      <text:p text:style-name="P19"><text:span text:style-name="T1"><text:tab/><text:tab/><text:tab/><text:tab/><text:tab/>FOREIGN KEY ( </text:span><text:span text:style-name="T2">id</text:span><text:span text:style-name="T3">Function</text:span><text:span text:style-name="T1"> )</text:span></text:p>
      <text:p text:style-name="P37"><text:span text:style-name="T1"><text:s text:c="31"/><text:tab/><text:tab/> <text:tab/> <text:s text:c="11"/>REFERENCES </text:span><text:span text:style-name="T3">FUNCTION</text:span><text:span text:style-name="T1"> ( </text:span><text:span text:style-name="T2">id</text:span><text:span text:style-name="T3">Function</text:span><text:span text:style-name="T1"> )</text:span></text:p>
      <text:p text:style-name="P33"><text:tab/>)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CREATE TABLE <text:span text:style-name="T11">R_PROTEIN_MODELVPF</text:span> (</text:p>
      <text:p text:style-name="P19"><text:tab/><text:tab/><text:span text:style-name="T13">idProtein<text:tab/><text:tab/></text:span><text:span text:style-name="T14">SERIAL<text:tab/></text:span><text:span text:style-name="T13"><text:tab/>PRIMARY KEY,</text:span></text:p>
      <text:p text:style-name="P19"><text:tab/><text:tab/><text:span text:style-name="T11">idModel<text:tab/></text:span><text:span text:style-name="T13"><text:tab/></text:span><text:span text:style-name="T14">SERIAL<text:tab/></text:span><text:span text:style-name="T13"><text:tab/>PRIMARY KEY</text:span></text:p>
      <text:p text:style-name="P19"><text:tab/>);</text:p>
      <text:p text:style-name="P19"/>
      <text:p text:style-name="P35"><text:span text:style-name="T1">ALTER TABLE </text:span><text:span text:style-name="T3">R_PROTEIN_MODELVPF</text:span><text:span text:style-name="T1"> ADD (</text:span></text:p>
      <text:p text:style-name="P24"/>
      <text:p text:style-name="P19"><text:span text:style-name="T1"><text:tab/><text:tab/>CONSTRAINT <text:s text:c="6"/>FK_</text:span><text:span text:style-name="T3">R_PROTEIN_MODELVPF_PROTEIN</text:span></text:p>
      <text:p text:style-name="P19"><text:span text:style-name="T3"><text:tab/><text:tab/><text:tab/><text:tab/></text:span><text:span text:style-name="T1"> <text:tab/>FOREIGN KEY ( </text:span><text:span text:style-name="T2">idProtein</text:span><text:span text:style-name="T1"> )</text:span></text:p>
      <text:p text:style-name="P19"><text:span text:style-name="T1"><text:s text:c="31"/><text:tab/><text:tab/> <text:tab/> <text:s text:c="11"/>REFERENCES </text:span><text:span text:style-name="T3">PROTEIN</text:span><text:span text:style-name="T1"> ( </text:span><text:span text:style-name="T2">idProtein</text:span><text:span text:style-name="T1"> ),</text:span></text:p>
      <text:p text:style-name="P36"><text:span text:style-name="T1"><text:tab/><text:tab/>CONSTRAINT <text:s text:c="6"/></text:span><text:span text:style-name="T3">FK_R_PROTEIN_MODELVPF_MODELVPF</text:span></text:p>
      <text:p text:style-name="P19"><text:span text:style-name="T1"><text:tab/><text:tab/><text:tab/><text:tab/><text:tab/>FOREIGN KEY ( </text:span><text:span text:style-name="T4">idModel</text:span><text:span text:style-name="T1"> )</text:span></text:p>
      <text:p text:style-name="P37"><text:span text:style-name="T1"><text:s text:c="31"/><text:tab/><text:tab/> <text:tab/> <text:s text:c="11"/>REFERENCES </text:span><text:span text:style-name="T3">MODELVPF</text:span><text:span text:style-name="T1"> ( </text:span><text:span text:style-name="T4">idModel</text:span><text:span text:style-name="T1"> )</text:span></text:p>
      <text:p text:style-name="P25"><text:tab/>);</text:p>
      <text:p text:style-name="P15"/>
      <text:p text:style-name="P30">CREATE TABLE <text:span text:style-name="T11">R_PROTEIN_PROTEIN</text:span> (</text:p>
      <text:p text:style-name="P19"><text:tab/><text:tab/><text:span text:style-name="T13">idProtein</text:span><text:span text:style-name="T15">V</text:span><text:span text:style-name="T13"><text:tab/></text:span><text:span text:style-name="T14">SERIAL<text:tab/></text:span><text:span text:style-name="T13"><text:tab/>PRIMARY KEY,</text:span></text:p>
      <text:p text:style-name="P19"><text:tab/><text:tab/><text:span text:style-name="T13">idProtein</text:span><text:span text:style-name="T15">H</text:span><text:span text:style-name="T13"><text:tab/></text:span><text:span text:style-name="T14">SERIAL<text:tab/></text:span><text:span text:style-name="T13"><text:tab/>PRIMARY KEY</text:span></text:p>
      <text:p text:style-name="P19"><text:tab/>);</text:p>
      <text:p text:style-name="P19"/>
      <text:p text:style-name="P35"><text:soft-page-break/><text:span text:style-name="T1">ALTER TABLE </text:span><text:span text:style-name="T3">R_PROTEIN_PROTEIN</text:span><text:span text:style-name="T1"> ADD (</text:span></text:p>
      <text:p text:style-name="P24"/>
      <text:p text:style-name="P19"><text:span text:style-name="T1"><text:tab/><text:tab/>CONSTRAINT <text:s text:c="6"/>FK_</text:span><text:span text:style-name="T3">R_PROTEIN_PROTEIN_PROTEINV</text:span></text:p>
      <text:p text:style-name="P19"><text:span text:style-name="T3"><text:tab/><text:tab/><text:tab/><text:tab/></text:span><text:span text:style-name="T1"> <text:tab/>FOREIGN KEY ( </text:span><text:span text:style-name="T2">idProtein</text:span><text:span text:style-name="T3">V </text:span><text:span text:style-name="T1">)</text:span></text:p>
      <text:p text:style-name="P19"><text:span text:style-name="T1"><text:s text:c="31"/><text:tab/><text:tab/> <text:tab/> <text:s text:c="11"/>REFERENCES </text:span><text:span text:style-name="T3">PROTEIN</text:span><text:span text:style-name="T1"> ( </text:span><text:span text:style-name="T2">idProtein</text:span><text:span text:style-name="T1"> ),</text:span></text:p>
      <text:p text:style-name="P36"><text:span text:style-name="T1"><text:tab/><text:tab/>CONSTRAINT <text:s text:c="6"/></text:span><text:span text:style-name="T3">FK_R_PROTEIN_PROTEIN_PROTEINH</text:span></text:p>
      <text:p text:style-name="P19"><text:span text:style-name="T1"><text:tab/><text:tab/><text:tab/><text:tab/><text:tab/>FOREIGN KEY ( </text:span><text:span text:style-name="T2">idProtein</text:span><text:span text:style-name="T3">H </text:span><text:span text:style-name="T1">)</text:span></text:p>
      <text:p text:style-name="P37"><text:span text:style-name="T1"><text:s text:c="31"/><text:tab/><text:tab/> <text:tab/> <text:s text:c="11"/>REFERENCES </text:span><text:span text:style-name="T3">PROTEIN</text:span><text:span text:style-name="T1"> ( </text:span><text:span text:style-name="T2">idProtein</text:span><text:span text:style-name="T3"> </text:span><text:span text:style-name="T1">)</text:span></text:p>
      <text:p text:style-name="P25"><text:tab/>);</text:p>
      <text:p text:style-name="P25"/>
      <text:p text:style-name="P25"/>
      <text:p text:style-name="P25"/>
      <text:p text:style-name="P25"/>
      <text:p text:style-name="P25"/>
      <text:p text:style-name="P25"/>
      <text:p text:style-name="P26">IMATGE DOCKER</text:p>
      <text:p text:style-name="P26"/>
      <text:p text:style-name="P26"/>
      <text:p text:style-name="P26"><text:span text:style-name="Source_20_Text">sudo apt-get update</text:span></text:p>
      <text:p text:style-name="P26"><text:span text:style-name="Source_20_Text"/></text:p>
      <text:p text:style-name="P26"><text:span text:style-name="Source_20_Text">sudo docker pull postgres</text:span></text:p>
      <text:p text:style-name="P26"><text:span text:style-name="Source_20_Text"/></text:p>
      <text:p text:style-name="P26"><text:span text:style-name="Source_20_Text">sudo docker image ls</text:span></text:p>
      <text:p text:style-name="P26"><text:span text:style-name="Source_20_Text"/></text:p>
      <text:p text:style-name="P21"><text:span text:style-name="Source_20_Text"><text:span text:style-name="Strong_20_Emphasis"><text:span text:style-name="T7">sudo docker run --name </text:span></text:span></text:span><text:span text:style-name="Strong_20_Emphasis"><text:span text:style-name="T9">virushost</text:span></text:span><text:span text:style-name="Source_20_Text"><text:span text:style-name="Strong_20_Emphasis"><text:span text:style-name="T7"> -e POSTGRES_PASSWORD=</text:span></text:span></text:span><text:span text:style-name="Strong_20_Emphasis"><text:span text:style-name="T9">tfgInformatica_2021</text:span></text:span><text:span text:style-name="Source_20_Text"><text:span text:style-name="Strong_20_Emphasis"><text:span text:style-name="T7"> -d </text:span></text:span></text:span><text:span text:style-name="Source_20_Text"><text:span text:style-name="T5">-p 5432:543</text:span></text:span><text:span text:style-name="Source_20_Text"><text:span text:style-name="T10">1</text:span></text:span><text:span text:style-name="Source_20_Text"><text:span text:style-name="T5"> </text:span></text:span><text:span text:style-name="Source_20_Text"><text:span text:style-name="Strong_20_Emphasis"><text:span text:style-name="T7">postgres</text:span></text:span></text:span></text:p>
      <text:p text:style-name="P20"><text:span text:style-name="Strong_20_Emphasis"><text:span text:style-name="T7"/></text:span></text:p>
      <text:p text:style-name="P20"><text:span text:style-name="Strong_20_Emphasis"><text:span text:style-name="Source_20_Text"><text:span text:style-name="T7">sudo docker run -it --rm --link </text:span></text:span></text:span><text:span text:style-name="Source_20_Text"><text:span text:style-name="T9">virushost</text:span></text:span><text:span text:style-name="Strong_20_Emphasis"><text:span text:style-name="Source_20_Text"><text:span text:style-name="T7">:postgres postgres psql -h postgres -U postgres</text:span></text:span></text:span></text:p>
      <text:p text:style-name="P20"><text:span text:style-name="Source_20_Text"><text:span text:style-name="T8"/></text:span></text:p>
      <text:p text:style-name="P20"><text:span text:style-name="Source_20_Text"><text:span text:style-name="T7"/></text:span></text:p>
      <text:p text:style-name="P20"><text:span text:style-name="Source_20_Text"><text:span text:style-name="T7"/></text:span></text:p>
      <text:p text:style-name="P20"><text:span text:style-name="Source_20_Text"><text:span text:style-name="T19">sudo docker images</text:span></text:span></text:p>
      <text:p text:style-name="P20"><text:span text:style-name="Source_20_Text"><text:span text:style-name="T19"/></text:span></text:p>
      <text:p text:style-name="P20"><text:span text:style-name="Source_20_Text"><text:span text:style-name="T19"/></text:span></text:p>
      <text:p text:style-name="P20"><text:span text:style-name="Source_20_Text"><text:span text:style-name="T19">sudo docker run -e POSTGRES_PASSWORD=postgres -p 1234:5432 postgres </text:span></text:span></text:p>
      <text:p text:style-name="P20"><text:span text:style-name="Source_20_Text"><text:span text:style-name="T19"/></text:span></text:p>
      <text:p text:style-name="P20"><text:span text:style-name="Source_20_Text"><text:span text:style-name="T19"/></text:span></text:p>
      <text:p text:style-name="Standard">psql -p 1234 -h localhost -U postgres</text:p>
      <text:p text:style-name="P20"><text:span text:style-name="Source_20_Text"><text:span text:style-name="T19"/></text:span></text:p>
      <text:p text:style-name="P20"><text:span text:style-name="Source_20_Text"><text:span text:style-name="T19"/></text:span></text:p>
      <text:p text:style-name="P20"><text:span text:style-name="Source_20_Text"><text:span text:style-name="T19"/></text:span></text:p>
      <text:p text:style-name="P20"><text:span text:style-name="Source_20_Text"><text:span text:style-name="T19">yoyo apply --database {ruta} ./migration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9:35:43.068943978</meta:creation-date>
    <dc:date>2021-04-11T20:25:01.989658421</dc:date>
    <meta:editing-duration>P2DT6H30M34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4" meta:paragraph-count="93" meta:word-count="364" meta:character-count="3070" meta:non-whitespace-character-count="2309"/>
  </office:meta>
</office:document-meta>
</file>